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1" svg:font-family="'Source Sans Pro'" style:font-family-generic="swiss"/>
    <style:font-face style:name="Source Sans Pro7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9" svg:font-family="'Source Sans Pro'" style:font-adornments="太字" style:font-family-generic="swiss"/>
    <style:font-face style:name="Source Sans Pro3" svg:font-family="'Source Sans Pro'" style:font-adornments="標準" style:font-family-generic="swiss"/>
    <style:font-face style:name="Consolas2" svg:font-family="Consolas" style:font-family-generic="modern" style:font-pitch="fixed"/>
    <style:font-face style:name="Consolas1" svg:font-family="Consolas" style:font-adornments="Semibold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" svg:font-family="Consolas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10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8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19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line-height="100%"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7.472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line-height="95%" style:writing-mode="lr-tb"/>
    </style:style>
    <style:style style:name="P8" style:family="paragraph">
      <style:text-properties fo:color="#ffffff" fo:font-size="32pt" style:font-size-asian="32pt" style:font-size-complex="32pt"/>
    </style:style>
    <style:style style:name="P9" style:family="paragraph">
      <style:paragraph-properties fo:line-height="90%" style:writing-mode="lr-tb"/>
    </style:style>
    <style:style style:name="P10" style:family="paragraph">
      <style:paragraph-properties fo:line-height="60%" style:writing-mode="lr-tb"/>
    </style:style>
    <style:style style:name="P11" style:family="paragraph">
      <style:paragraph-properties fo:margin-left="0cm" fo:margin-right="0cm" fo:line-height="60%" fo:text-indent="0cm" style:writing-mode="lr-tb"/>
      <style:text-properties style:font-name="Consolas2" fo:font-size="22pt" style:font-size-asian="22pt" style:font-size-complex="22pt"/>
    </style:style>
    <style:style style:name="T1" style:family="text">
      <style:text-properties fo:color="#34495e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Source Sans Pro4" style:font-name-asian="Source Sans Pro4" style:font-name-complex="Source Sans Pro4"/>
    </style:style>
    <style:style style:name="T7" style:family="text">
      <style:text-properties style:font-name="Source Sans Pro2" style:font-name-asian="Source Sans Pro4" style:font-name-complex="Source Sans Pro4"/>
    </style:style>
    <style:style style:name="T8" style:family="text">
      <style:text-properties style:font-name="Consolas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93cm" svg:x="1cm" svg:y="10.235cm" presentation:class="title" presentation:user-transformed="true">
          <draw:text-box>
            <text:p text:style-name="P1">C++ Binary Dependency Management<text:line-break/>with Gradle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Hugh Greene &lt;hughg@tameter.org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Binary</text:span><text:span text:style-name="T2"> Dependency Management </text:span><text:span text:style-name="T1">with Gradle</text:span>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4">Getting<text:line-break/>consistent versions<text:line-break/>of things needed<text:line-break/>to build your software<text:line-break/>and to use 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</text:span><text:span text:style-name="T2"> </text:span><text:span text:style-name="T3">Binary</text:span><text:span text:style-name="T2"> Dependency Management </text:span><text:span text:style-name="T1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Why?</text:p>
                <text:list>
                  <text:list-item>
                    <text:p>Saves time</text:p>
                  </text:list-item>
                  <text:list-item>
                    <text:p>Identical binaries → confidence in testing</text:p>
                  </text:list-item>
                  <text:list-item>
                    <text:p>Fewer global installs of build tools</text:p>
                  </text:list-item>
                  <text:list-item>
                    <text:p>Licence costs for compilers, SDKs</text:p>
                  </text:list-item>
                  <text:list-item>
                    <text:p>Restricted source ac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2">C++ </text:span><text:span text:style-name="T1">Binary</text:span><text:span text:style-name="T2"> Dependency Management </text:span><text:span text:style-name="T1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Newer languages/platforms have their own</text:p>
                <text:list>
                  <text:list-item>
                    <text:p>Python: PIP</text:p>
                  </text:list-item>
                  <text:list-item>
                    <text:p>Ruby: Gems</text:p>
                  </text:list-item>
                  <text:list-item>
                    <text:p>JVM: Ivy, Maven, Gradle, …</text:p>
                  </text:list-item>
                  <text:list-item>
                    <text:p>.Net: NuGet</text:p>
                  </text:list-item>
                </text:list>
              </text:list-item>
              <text:list-item>
                <text:p>C++ (in 2013)</text:p>
                <text:list>
                  <text:list-item>
                    <text:p>NuGet: poor native variant support</text:p>
                    <text:list>
                      <text:list-item>
                        <text:p>+ other disadvant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2">C++ </text:span><text:span text:style-name="T1">Binary</text:span><text:span text:style-name="T2"> Dependency Management </text:span><text:span text:style-name="T1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Getting versions: package manager</text:p>
                <text:list>
                  <text:list-item>
                    <text:p>*nix: rpm, apt, etc. … maybe Nix</text:p>
                  </text:list-item>
                  <text:list-item>
                    <text:p>Windows: nothing (in 2013)</text:p>
                  </text:list-item>
                  <text:list-item>
                    <text:p>… or download src, make, install</text:p>
                  </text:list-item>
                </text:list>
              </text:list-item>
              <text:list-item>
                <text:p>Connecting to build</text:p>
                <text:list>
                  <text:list-item>
                    <text:p>*nix: ./configure</text:p>
                  </text:list-item>
                  <text:list-item>
                    <text:p>Cross-platform: CMake</text:p>
                    <text:list>
                      <text:list-item>
                        <text:p>Awkward with Visual Stud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2">C++ Binary Dependency Management with Gradl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Holy Gradle</text:p>
                <text:list>
                  <text:list-item>
                    <text:p>and friends</text:p>
                  </text:list-item>
                </text:list>
              </text:list-item>
              <text:list-item>
                <text:p>Developed and used commercially in-house</text:p>
                <text:list>
                  <text:list-item>
                    <text:p><text:span text:style-name="T4">OSS but </text:span><text:span text:style-name="T5">NOT</text:span><text:span text:style-name="T4"> supported externally</text:span></text:p>
                  </text:list-item>
                  <text:list-item>
                    <text:p><text:span text:style-name="T4">since 20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Binary</text:span><text:span text:style-name="T2"> Dependency Management </text:span><text:span text:style-name="T1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Some requirements</text:p>
                <text:list>
                  <text:list-item>
                    <text:p text:style-name="P7">Easy to understand version set</text:p>
                  </text:list-item>
                  <text:list-item>
                    <text:p text:style-name="P7">Reproducible builds</text:p>
                  </text:list-item>
                  <text:list-item>
                    <text:p text:style-name="P7">Robust against tool failure/bugs</text:p>
                  </text:list-item>
                  <text:list-item>
                    <text:p text:style-name="P7">Binary repository server</text:p>
                    <text:list>
                      <text:list-item>
                        <text:p text:style-name="P7">Stop storing binaries in Subversion!</text:p>
                      </text:list-item>
                    </text:list>
                  </text:list-item>
                  <text:list-item>
                    <text:p text:style-name="P7">Disconnected sites</text:p>
                  </text:list-item>
                  <text:list-item>
                    <text:p text:style-name="P7">Windows platform</text:p>
                  </text:list-item>
                  <text:list-item>
                    <text:p text:style-name="P7">Visual Studio (mostly)</text:p>
                  </text:list-item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Binary Dependency Management with</text:span><text:span text:style-name="T2">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?</text:p>
                <text:list>
                  <text:list-item>
                    <text:p>Java-land Dependency Management + Build tool</text:p>
                    <text:list>
                      <text:list-item>
                        <text:p>CMake for Java <text:span text:style-name="T6">≈</text:span><text:span text:style-name="T7"> building a classpath</text:span></text:p>
                      </text:list-item>
                    </text:list>
                  </text:list-item>
                  <text:list-item>
                    <text:p><text:span text:style-name="T7">Modules: ID/coordinate = “group:name:version”</text:span></text:p>
                  </text:list-item>
                  <text:list-item>
                    <text:p><text:span text:style-name="T7">Repositories: http(s)://, file://, with URL patterns</text:span></text:p>
                  </text:list-item>
                  <text:list-item>
                    <text:p><text:span text:style-name="T7">Configurations: “slices” joining modules/artifacts/tasks</text:span></text:p>
                  </text:list-item>
                  <text:list-item>
                    <text:p><text:span text:style-name="T7">Artifacts: files</text:span></text:p>
                    <text:list>
                      <text:list-item>
                        <text:p><text:span text:style-name="T7">+ metadata files: ID, configurations, artifacts, dependencies</text:span></text:p>
                      </text:list-item>
                    </text:list>
                  </text:list-item>
                  <text:list-item>
                    <text:p><text:span text:style-name="T7">Tasks: like make, nmake, MSBu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Binary Dependency Management with</text:span><text:span text:style-name="T2">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Dependency Management is hard</text:p>
                    <text:list>
                      <text:list-item>
                        <text:p>learn from others</text:p>
                      </text:list-item>
                    </text:list>
                  </text:list-item>
                  <text:list-item>
                    <text:p><text:span text:style-name="T7">Groovy DSLs are developer-friendly</text:span></text:p>
                    <text:list>
                      <text:list-item>
                        <text:p><text:span text:style-name="T7">… </text:span><text:span text:style-name="T7">more than Ant or MSBuild, at least!</text:span></text:p>
                      </text:list-item>
                    </text:list>
                  </text:list-item>
                  <text:list-item>
                    <text:p><text:span text:style-name="T7">Not much else in 2013</text:span></text:p>
                    <text:list>
                      <text:list-item>
                        <text:p><text:span text:style-name="T7">See later for 2017 udp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ow? <text:s/>“The Holy Gradle” plugins</text:p>
                <text:list>
                  <text:list-item>
                    <text:p text:style-name="P9"><text:span text:style-name="T7">ZIP artifacts</text:span></text:p>
                    <text:list>
                      <text:list-item>
                        <text:p text:style-name="P9"><text:span text:style-name="T7">Unpack cache + symlinks in project workspace</text:span></text:p>
                      </text:list-item>
                    </text:list>
                  </text:list-item>
                  <text:list-item>
                    <text:p text:style-name="P9"><text:span text:style-name="T7">Offline repo export (for disconnected sites)</text:span></text:p>
                  </text:list-item>
                  <text:list-item>
                    <text:p text:style-name="P9"><text:span text:style-name="T7">Source dependencies</text:span></text:p>
                    <text:list>
                      <text:list-item>
                        <text:p text:style-name="P9"><text:span text:style-name="T7">Multiple source repo graph</text:span></text:p>
                      </text:list-item>
                      <text:list-item>
                        <text:p text:style-name="P9"><text:span text:style-name="T7">Binaries published together</text:span></text:p>
                      </text:list-item>
                      <text:list-item>
                        <text:p text:style-name="P9"><text:span text:style-name="T7">Build &amp; test all</text:span></text:p>
                      </text:list-item>
                    </text:list>
                  </text:list-item>
                  <text:list-item>
                    <text:p text:style-name="P9"><text:span text:style-name="T7">Windows Credential Store integration</text:span></text:p>
                  </text:list-item>
                  <text:list-item>
                    <text:p text:style-name="P9"><text:span text:style-name="T7">… </text:span><text:span text:style-name="T7">currently stuck on Gradle 1.4 :-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buildscript {</text:span></text:p>
            <text:p text:style-name="P10"><text:span text:style-name="T8"><text:s text:c="4"/></text:span><text:span text:style-name="T8">gplugins.use "intrepid-plugin:7.7.2"</text:span></text:p>
            <text:p text:style-name="P10"><text:span text:style-name="T8">}</text:span></text:p>
            <text:p text:style-name="P10"><text:span text:style-name="T8">gplugins.apply()</text:span></text:p>
            <text:p text:style-name="P10"><text:span text:style-name="T8"/></text:p>
            <text:p text:style-name="P10"><text:span text:style-name="T8">group = "com.example-corp.teamA"</text:span></text:p>
            <text:p text:style-name="P10"><text:span text:style-name="T8">version = System.getenv("NEXT_VERSION_NUMBER") ?: Project.DEFAULT_VERSION</text:span></text:p>
            <text:p text:style-name="P10"><text:span text:style-name="T8"/></text:p>
            <text:p text:style-name="P10"><text:span text:style-name="T8">repositories.ivy {</text:span></text:p>
            <text:p text:style-name="P10"><text:span text:style-name="T8"><text:s text:c="4"/></text:span><text:span text:style-name="T8">url "http://artifactory-server/artifactory/libs-release"</text:span></text:p>
            <text:p text:style-name="P10"><text:span text:style-name="T8"><text:s text:c="4"/></text:span><text:span text:style-name="T8">credentials {</text:span></text:p>
            <text:p text:style-name="P10"><text:span text:style-name="T8"><text:s text:c="8"/></text:span><text:span text:style-name="T8">username my.username("Artifactory")</text:span></text:p>
            <text:p text:style-name="P10"><text:span text:style-name="T8"><text:s text:c="8"/></text:span><text:span text:style-name="T8">password my.password("Artifactory")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configurationsSets {</text:span></text:p>
            <text:p text:style-name="P10"><text:span text:style-name="T8"><text:s text:c="4"/></text:span><text:span text:style-name="T8">main { type configurationSetTypes.DLL_64 }</text:span></text:p>
            <text:p text:style-name="P10"><text:span text:style-name="T8"><text:s text:c="4"/></text:span><text:span text:style-name="T8">test {</text:span></text:p>
            <text:p text:style-name="P10"><text:span text:style-name="T8"><text:s text:c="8"/></text:span><text:span text:style-name="T8">type configurationSetTypes.EXE_64</text:span></text:p>
            <text:p text:style-name="P10"><text:span text:style-name="T8"><text:s text:c="8"/></text:span><text:span text:style-name="T8">prefix "test"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sourceDependencies {</text:span></text:p>
            <text:p text:style-name="P10"><text:span text:style-name="T8"><text:s text:c="4"/></text:span><text:span text:style-name="T8">framework {</text:span></text:p>
            <text:p text:style-name="P10"><text:span text:style-name="T8"><text:s text:c="8"/></text:span><text:span text:style-name="T8">git "http://git-server/path/to/framework"</text:span></text:p>
            <text:p text:style-name="P10"><text:span text:style-name="T8"><text:s text:c="8"/></text:span><text:span text:style-name="T8">configurationSet configurationSets.main, configurationSetTypes.DLL_64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doc {</text:span></text:p>
            <text:p text:style-name="P10"><text:span text:style-name="T8"><text:s text:c="8"/></text:span><text:span text:style-name="T8">svn "http://hg-server/path/to/my-doc"</text:span></text:p>
            <text:p text:style-name="P10"><text:span text:style-name="T8"><text:s text:c="8"/></text:span><text:span text:style-name="T8">// No configuration mapping because it's not buildable, just doc.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packedDependencies {</text:span></text:p>
            <text:p text:style-name="P10"><text:span text:style-name="T8"><text:s text:c="4"/></text:span><text:span text:style-name="T8">"dep/RenderingLib" {</text:span></text:p>
            <text:p text:style-name="P10"><text:span text:style-name="T8"><text:s text:c="8"/></text:span><text:span text:style-name="T8">dependency "com.example-corp.rendering:RenderingLib:2012a2"</text:span></text:p>
            <text:p text:style-name="P10"><text:span text:style-name="T8"><text:s text:c="8"/></text:span><text:span text:style-name="T8">configurationSet configurationSets.main, configurationSetTypes.LIB_64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"dep/NUnit" {</text:span></text:p>
            <text:p text:style-name="P10"><text:span text:style-name="T8"><text:s text:c="8"/></text:span><text:span text:style-name="T8">dependency "org.nunit:NUnit:2.5.10"</text:span></text:p>
            <text:p text:style-name="P10"><text:span text:style-name="T8"><text:s text:c="8"/></text:span><text:span text:style-name="T8">def testRuntimeConfs = configurationSets.test.configurationNamesMap.findAll { k, v -&gt;</text:span></text:p>
            <text:p text:style-name="P10"><text:span text:style-name="T8"><text:s text:c="12"/></text:span><text:span text:style-name="T8">k[stage] == 'runtime'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configuration "${testRuntimeConfs.join(',')}-&gt;bin"</text:span></text:p>
            <text:p text:style-name="P10"><text:span text:style-name="T8"><text:s text:c="8"/></text:span><text:span text:style-name="T8">unpackToCache = false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packageArtifacts {</text:span></text:p>
            <text:p text:style-name="P10"><text:span text:style-name="T8"><text:s text:c="4"/></text:span><text:span text:style-name="T8">import_common {</text:span></text:p>
            <text:p text:style-name="P10"><text:span text:style-name="T8"><text:s text:c="8"/></text:span><text:span text:style-name="T8">include "src/**/*.h"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configurationSets.main.axes['Configuration'].each { conf -&gt;</text:span></text:p>
            <text:p text:style-name="P10"><text:span text:style-name="T8"><text:s text:c="8"/></text:span><text:span text:style-name="T8">"import_x64_${conf}" {</text:span></text:p>
            <text:p text:style-name="P10"><text:span text:style-name="T8"><text:s text:c="12"/></text:span><text:span text:style-name="T8">include "lib/${conf}/*.lib"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"runtime_x64_${conf}" {</text:span></text:p>
            <text:p text:style-name="P10"><text:span text:style-name="T8"><text:s text:c="12"/></text:span><text:span text:style-name="T8">include "bin/${conf}/*.dll"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"debugging_x64_${conf}" {</text:span></text:p>
            <text:p text:style-name="P10"><text:span text:style-name="T8"><text:s text:c="12"/></text:span><text:span text:style-name="T8">include "bin/${conf}/*.pdb"</text:span></text:p>
            <text:p text:style-name="P10"><text:span text:style-name="T8"><text:s text:c="8"/></text:span><text:span text:style-name="T8">}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publishPackages {</text:span></text:p>
            <text:p text:style-name="P10"><text:span text:style-name="T8"><text:s text:c="4"/></text:span><text:span text:style-name="T8">repositories.ivy {</text:span></text:p>
            <text:p text:style-name="P10"><text:span text:style-name="T8"><text:s text:c="8"/></text:span><text:span text:style-name="T8">credentials {</text:span></text:p>
            <text:p text:style-name="P10"><text:span text:style-name="T8"><text:s text:c="12"/></text:span><text:span text:style-name="T8">username my.username("Artifactory")</text:span></text:p>
            <text:p text:style-name="P10"><text:span text:style-name="T8"><text:s text:c="12"/></text:span><text:span text:style-name="T8">password my.password("Artifactory")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url "http://artifactory-server/artifactory/my-integration-repo-local/"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uture …?</text:p>
                <text:list>
                  <text:list-item>
                    <text:p><text:span text:style-name="T7">Binary → source replacement in workspace</text:span></text:p>
                  </text:list-item>
                  <text:list-item>
                    <text:p><text:span text:style-name="T7">Update to Gradle 2.x/3.x</text:span></text:p>
                    <text:list>
                      <text:list-item>
                        <text:p><text:span text:style-name="T7">Java 8; better performance; CMake-alike for C/C++</text:span></text:p>
                      </text:list-item>
                      <text:list-item>
                        <text:p><text:span text:style-name="T7">Kotlin for statically-checked build scripts!</text:span></text:p>
                      </text:list-item>
                    </text:list>
                  </text:list-item>
                  <text:list-item>
                    <text:p><text:span text:style-name="T7">Publicly buildable</text:span></text:p>
                  </text:list-item>
                  <text:list-item>
                    <text:p><text:span text:style-name="T7">Publicly published</text:span></text:p>
                  </text:list-item>
                  <text:list-item>
                    <text:p><text:span text:style-name="T7">Auto-generate deploy scripts</text:span></text:p>
                  </text:list-item>
                  <text:list-item>
                    <text:p><text:span text:style-name="T7">Auto-generate MSBuild or CMake frag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3">C++ Binary Dependency Management</text:span><text:span text:style-name="T1"> with</text:span><text:span text:style-name="T2"> </text:span><text:span text:style-name="T1">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NuGet</text:span></text:p>
                <text:list>
                  <text:list-item>
                    <text:p><text:span text:style-name="T7">Support for native variants still poor</text:span></text:p>
                  </text:list-item>
                  <text:list-item>
                    <text:p><text:span text:style-name="T7">Best with Visual Studio (but modifies projects)</text:span></text:p>
                  </text:list-item>
                  <text:list-item>
                    <text:p><text:span text:style-name="T7">Multiple copies of binaries</text:span></text:p>
                  </text:list-item>
                  <text:list-item>
                    <text:p><text:span text:style-name="T7">No source packages</text:span></text:p>
                  </text:list-item>
                </text:list>
              </text:list-item>
              <text:list-item>
                <text:p><text:span text:style-name="T7">Biicode</text:span></text:p>
                <text:list>
                  <text:list-item>
                    <text:p><text:span text:style-name="T7">Defun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3">C++ Binary Dependency Management</text:span><text:span text:style-name="T1"> with</text:span><text:span text:style-name="T2"> </text:span><text:span text:style-name="T1">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an.io</text:span></text:p>
                <text:list>
                  <text:list-item>
                    <text:p><text:span text:style-name="T7">Use CMake or invent your own workspace integration</text:span></text:p>
                  </text:list-item>
                  <text:list-item>
                    <text:p><text:span text:style-name="T7">Source and binary packages</text:span></text:p>
                  </text:list-item>
                  <text:list-item>
                    <text:p><text:span text:style-name="T7">Written in Python</text:span></text:p>
                  </text:list-item>
                  <text:list-item>
                    <text:p><text:span text:style-name="T7">Artifactory support</text:span></text:p>
                  </text:list-item>
                </text:list>
              </text:list-item>
              <text:list-item>
                <text:p><text:span text:style-name="T7">vcpkg</text:span></text:p>
                <text:list>
                  <text:list-item>
                    <text:p><text:span text:style-name="T7">Source builds only</text:span></text:p>
                  </text:list-item>
                  <text:list-item>
                    <text:p><text:span text:style-name="T7">Visual Studio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3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inks</text:span></text:p>
                <text:list>
                  <text:list-item>
                    <text:p><text:span text:style-name="T7"><text:a xlink:href="https://holygradle.bitbucket.io/" xlink:type="simple">https://holygradle.bitbucket.io</text:a></text:span></text:p>
                  </text:list-item>
                  <text:list-item>
                    <text:p><text:span text:style-name="T7"><text:a xlink:href="https://bitbucket.org/nm2501/holy-gradle-plugins" xlink:type="simple">https://bitbucket.org/nm2501/holy-gradle-plugins</text:a></text:span></text:p>
                  </text:list-item>
                  <text:list-item>
                    <text:p><text:span text:style-name="T7"><text:a xlink:href="https://docs.gradle.org/1.4/userguide/userguide.html" xlink:type="simple">https://docs.gradle.org/1.4/userguide/userguide.html</text:a></text:span></text:p>
                  </text:list-item>
                  <text:list-item>
                    <text:p><text:span text:style-name="T7"><text:a xlink:href="https://www.jfrog.com/confluence/display/RTF" xlink:type="simple">https://www.jfrog.com/confluence/display/RTF</text:a></text:span></text:p>
                  </text:list-item>
                </text:list>
                <text:p><text:span text:style-name="T7"/></text:p>
              </text:list-item>
              <text:list-item>
                <text:p><text:span text:style-name="T7">Qu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1" svg:font-family="'Source Sans Pro'" style:font-family-generic="swiss"/>
    <style:font-face style:name="Source Sans Pro7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9" svg:font-family="'Source Sans Pro'" style:font-adornments="太字" style:font-family-generic="swiss"/>
    <style:font-face style:name="Source Sans Pro3" svg:font-family="'Source Sans Pro'" style:font-adornments="標準" style:font-family-generic="swiss"/>
    <style:font-face style:name="Consolas2" svg:font-family="Consolas" style:font-family-generic="modern" style:font-pitch="fixed"/>
    <style:font-face style:name="Consolas1" svg:font-family="Consolas" style:font-adornments="Semibold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" svg:font-family="Consolas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10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8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18:21.438000000</meta:creation-date>
    <meta:editing-duration>PT44M35S</meta:editing-duration>
    <meta:editing-cycles>9</meta:editing-cycles>
    <meta:generator>LibreOffice/5.2.5.1$Windows_x86 LibreOffice_project/0312e1a284a7d50ca85a365c316c7abbf20a4d22</meta:generator>
    <dc:date>2017-04-06T21:23:10.772000000</dc:date>
    <meta:document-statistic meta:object-count="116"/>
    <meta:template xlink:type="simple" xlink:actuate="onRequest" xlink:title="" xlink:href="../../../../../../../Program%20Files%20(x86)/LibreOffice%205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